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1b6ed8" officeooo:paragraph-rsid="00157345"/>
    </style:style>
    <style:style style:name="P2" style:family="paragraph" style:parent-style-name="Standard">
      <style:text-properties fo:color="#000000" loext:opacity="100%" fo:language="fr" fo:country="FR" style:text-underline-style="none" fo:font-weight="normal" officeooo:rsid="00157345" officeooo:paragraph-rsid="00157345" style:font-weight-asian="normal" style:font-weight-complex="normal"/>
    </style:style>
    <style:style style:name="P3" style:family="paragraph" style:parent-style-name="Standard">
      <style:text-properties officeooo:paragraph-rsid="00157345"/>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T1" style:family="text">
      <style:text-properties fo:color="#ff0000" loext:opacity="100%" style:text-underline-style="none"/>
    </style:style>
    <style:style style:name="T2" style:family="text">
      <style:text-properties fo:color="#ff0000" loext:opacity="100%" style:text-underline-style="solid" style:text-underline-width="auto" style:text-underline-color="font-color"/>
    </style:style>
    <style:style style:name="T3" style:family="text">
      <style:text-properties fo:color="#ff0000" loext:opacity="100%" style:text-underline-style="solid" style:text-underline-width="auto" style:text-underline-color="font-color" officeooo:rsid="00157345"/>
    </style:style>
    <style:style style:name="T4" style:family="text">
      <style:text-properties officeooo:rsid="00157345"/>
    </style:style>
    <style:style style:name="T5" style:family="text">
      <style:text-properties fo:color="#000000" loext:opacity="100%" fo:language="fr" fo:country="FR" style:text-underline-style="none" fo:font-weight="normal" officeooo:rsid="00157345"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 text:c="39"/></text:span><text:span text:style-name="T2">Présentation métier </text:span><text:span text:style-name="T3">QA enginner </text:span></text:p>
      <text:p text:style-name="P1"><text:span text:style-name="T3"/></text:p>
      <text:p text:style-name="P1"><text:span text:style-name="T3"/></text:p>
      <text:p text:style-name="P2">Le rôle de l'ingénieur QA est de s'assurer de la bonne fonctionnalité du code rendu par les développeurs (avant publication). Principalement, il crée et met en place divers outils d'automatisation de tests. Il conçoit, rédige et met en place les tests (automatisés, unitaires ou fonctionnels).</text:p>
      <text:p text:style-name="P2"/>
      <text:p text:style-name="P2">Les interactions entre les fonctions sont que ça traite du sujet « le numérique ».</text:p>
      <text:p text:style-name="P2"/>
      <text:p text:style-name="P3"><text:span text:style-name="T5">Les compétences pour ce métier sont :</text:span></text:p>
      <text:list text:style-name="L1">
        <text:list-item>
          <text:p text:style-name="P5">Concevoir des plans de test.</text:p>
        </text:list-item>
        <text:list-item>
          <text:p text:style-name="P5">Automatiser des scénari<text:span text:style-name="T4">os </text:span>de test (et donc utilis<text:span text:style-name="T4">er </text:span>Shell ou Bash)</text:p>
        </text:list-item>
        <text:list-item>
          <text:p text:style-name="P4">Réaliser des rapports précis pour décrire les problèmes rencontrés.</text:p>
        </text:list-item>
      </text:list>
      <text:p text:style-name="P2">Les outils propres à chaque métier sont : </text:p>
      <text:p text:style-name="P2"><text:s/></text:p>
      <text:p text:style-name="P2">l’utilisation de Shell, et de Bash. </text:p>
      <text:p text:style-name="P2"/>
      <text:p text:style-name="P2">Les traits de caractère/ qualités nécessaires sont : la persévérance, la rigueur, et la patience.</text:p>
      <text:p text:style-name="P2"/>
      <text:p text:style-name="P2">Avoir des compétences ne signifie pas être compétent, cela signifie le fait d’avoir des compétences dans un domaine.</text:p>
      <text:p text:style-name="P2"/>
      <text:p text:style-name="P2">La différence entre “Software Engineer” et "Développeur", c’est que le développeur peut-etre en contact avoir des clients, tandis que le « software enginner » <text:s/>travaille sur les tests de systèmes informatiques.</text:p>
      <text:p text:style-name="P2"/>
      <text:p text:style-name="P3"><text:span text:style-name="T5">Les évolutions principales du QA enginner sont de devenir </text:span>Lead QA,Product Owner ou encore ingénieur en études et développements informatiques.</text:p>
      <text:p text:style-name="P3"/>
      <text:p text:style-name="P3"/>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6T11:16:23.353888508</meta:creation-date>
    <dc:date>2024-10-16T11:39:03.943840663</dc:date>
    <meta:editing-duration>PT22M41S</meta:editing-duration>
    <meta:editing-cycles>1</meta:editing-cycles>
    <meta:document-statistic meta:table-count="0" meta:image-count="0" meta:object-count="0" meta:page-count="1" meta:paragraph-count="14" meta:word-count="197" meta:character-count="1291" meta:non-whitespace-character-count="1066"/>
    <meta:generator>LibreOffice/7.4.7.2$Linux_X86_64 LibreOffice_project/40$Build-2</meta:generator>
  </office:meta>
</office:document-meta>
</file>